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5cm" fo:min-width="2.1cm"/>
      <style:paragraph-properties style:writing-mode="lr-tb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46cm" fo:min-width="0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Arrow" draw:marker-end-width="0.35cm" draw:fill="solid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  <style:paragraph-properties style:writing-mode="lr-tb"/>
    </style:style>
    <style:style style:name="gr10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812cm" fo:min-width="0.632cm"/>
      <style:paragraph-properties style:writing-mode="lr-tb"/>
    </style:style>
    <style:style style:name="gr11" style:family="graphic" style:parent-style-name="objectwithoutfill">
      <style:graphic-properties draw:stroke="solid" draw:stroke-dash="Long_20_Dash" svg:stroke-width="0cm" draw:marker-start="Symmetric_20_Arrow" draw:marker-start-width="0.2cm" draw:marker-end="" draw:marker-end-width="0.1cm" draw:fill="solid" draw:textarea-vertical-align="middle" fo:padding-top="0.025cm" fo:padding-bottom="0.025cm" fo:padding-left="0.15cm" fo:padding-right="0.15cm"/>
    </style:style>
    <style:style style:name="gr12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1.35cm" fo:min-width="2.1cm"/>
      <style:paragraph-properties style:writing-mode="lr-tb"/>
    </style:style>
    <style:style style:name="gr13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0.812cm" fo:min-width="0.632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dddddd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ffdbb6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ffdbb6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1.187cm" svg:x="6.9cm" svg:y="7.8cm">
          <draw:text-box>
            <text:p/>
          </draw:text-box>
        </draw:frame>
        <draw:custom-shape draw:style-name="gr2" draw:text-style-name="P3" draw:layer="layout" svg:width="2.6cm" svg:height="1.6cm" svg:x="1.8cm" svg:y="3.4cm">
          <text:p text:style-name="P2"><text:span text:style-name="T1">Resource </text:span></text:p>
          <text:p text:style-name="P2"><text:span text:style-name="T1">Model</text:span></text:p>
          <text:p text:style-name="P2"><text:span text:style-name="T2">(animal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7cm" svg:y="3.4cm">
          <text:p text:style-name="P2"><text:span text:style-name="T1">Obs</text:span><text:span text:style-name="T1">erva</text:span><text:span text:style-name="T1">tion </text:span></text:p>
          <text:p text:style-name="P2"><text:span text:style-name="T1">mod</text:span><text:span text:style-name="T1">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cm" svg:height="1.6cm" svg:x="7cm" svg:y="6.7cm">
          <text:p text:style-name="P2"><text:span text:style-name="T1">Manager </text:span></text:p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1.8cm" svg:y="6.7cm">
          <text:p text:style-name="P2"><text:span text:style-name="T1">User model</text:span></text:p>
          <text:p text:style-name="P2"><text:span text:style-name="T2">(farmer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0.7cm" svg:x="1.4cm" svg:y="2.9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9.3cm" svg:y="2.9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9.3cm" svg:y="6.3cm">
          <text:p text:style-name="P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1.4cm" svg:y="6.3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7cm" svg:y1="4.2cm" svg:x2="6.8cm" svg:y2="4.2cm">
          <text:p/>
        </draw:line>
        <draw:line draw:style-name="gr4" draw:text-style-name="P6" draw:layer="layout" svg:x1="8.3cm" svg:y1="5.2cm" svg:x2="8.3cm" svg:y2="6.5cm">
          <text:p/>
        </draw:line>
        <draw:line draw:style-name="gr4" draw:text-style-name="P6" draw:layer="layout" svg:x1="6.7cm" svg:y1="7.5cm" svg:x2="4.6cm" svg:y2="7.5cm">
          <text:p/>
        </draw:line>
        <draw:frame draw:style-name="gr5" draw:text-style-name="P7" draw:layer="layout" svg:width="2.136cm" svg:height="0.645cm" svg:x="4.664cm" svg:y="4.4cm">
          <draw:text-box>
            <text:p><text:span text:style-name="T4">Monitori</text:span><text:span text:style-name="T4">ng</text:span></text:p>
          </draw:text-box>
        </draw:frame>
        <draw:frame draw:style-name="gr6" draw:text-style-name="P7" draw:layer="layout" svg:width="2.026cm" svg:height="0.645cm" svg:x="8.4cm" svg:y="5.1cm">
          <draw:text-box>
            <text:p><text:span text:style-name="T4">Indicat</text:span><text:span text:style-name="T4">ors</text:span></text:p>
          </draw:text-box>
        </draw:frame>
        <draw:frame draw:style-name="gr7" draw:text-style-name="P7" draw:layer="layout" svg:width="1.438cm" svg:height="0.645cm" svg:x="5cm" svg:y="7.655cm">
          <draw:text-box>
            <text:p><text:span text:style-name="T4">P</text:span><text:span text:style-name="T4">oli</text:span><text:span text:style-name="T4">cy</text:span></text:p>
          </draw:text-box>
        </draw:frame>
        <draw:line draw:style-name="gr4" draw:text-style-name="P6" draw:layer="layout" svg:x1="3cm" svg:y1="6.5cm" svg:x2="3cm" svg:y2="5.2cm">
          <text:p/>
        </draw:line>
        <draw:frame draw:style-name="gr8" draw:text-style-name="P7" draw:layer="layout" svg:width="1.653cm" svg:height="0.645cm" svg:x="1.3cm" svg:y="5.5cm">
          <draw:text-box>
            <text:p><text:span text:style-name="T4">A</text:span><text:span text:style-name="T4">ct</text:span><text:span text:style-name="T4">io</text:span><text:span text:style-name="T4">n</text:span><text:span text:style-name="T4">s</text:span></text:p>
          </draw:text-box>
        </draw:frame>
        <draw:frame draw:style-name="gr9" draw:text-style-name="P8" draw:layer="layout" svg:width="1.018cm" svg:height="0.725cm" svg:x="1.095cm" svg:y="1.575cm">
          <draw:text-box>
            <text:p><text:span text:style-name="T1">(a)</text:span></text:p>
          </draw:text-box>
        </draw:frame>
        <draw:custom-shape draw:style-name="gr10" draw:text-style-name="P10" draw:layer="layout" svg:width="1.6cm" svg:height="1.5cm" svg:x="4.9cm" svg:y="5.1cm">
          <text:p text:style-name="P9"><text:span text:style-name="T5">Genetic </text:span></text:p>
          <text:p text:style-name="P9"><text:span text:style-name="T5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5.7cm" svg:y1="7.3cm" svg:x2="5.7cm" svg:y2="6.6cm">
          <text:p/>
        </draw:line>
        <draw:line draw:style-name="gr11" draw:text-style-name="P6" draw:layer="layout" svg:x1="3.3cm" svg:y1="6cm" svg:x2="4.9cm" svg:y2="6cm">
          <text:p/>
        </draw:line>
        <draw:frame draw:style-name="gr9" draw:text-style-name="P8" draw:layer="layout" svg:width="1.018cm" svg:height="0.725cm" svg:x="12.1cm" svg:y="1.575cm">
          <draw:text-box>
            <text:p><text:span text:style-name="T1">(b)</text:span></text:p>
          </draw:text-box>
        </draw:frame>
        <draw:custom-shape draw:style-name="gr2" draw:text-style-name="P3" draw:layer="layout" svg:width="2.6cm" svg:height="1.6cm" svg:x="12.9cm" svg:y="3.4cm">
          <text:p text:style-name="P2"><text:span text:style-name="T1">Resource </text:span></text:p>
          <text:p text:style-name="P2"><text:span text:style-name="T1">Model</text:span></text:p>
          <text:p text:style-name="P2"><text:span text:style-name="T2">(animal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18.1cm" svg:y="3.4cm">
          <text:p text:style-name="P2"><text:span text:style-name="T1">Observation </text:span></text:p>
          <text:p text:style-name="P2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cm" svg:height="1.6cm" svg:x="18.1cm" svg:y="6.7cm">
          <text:p text:style-name="P2"><text:span text:style-name="T6">Player</text:span></text:p>
          <text:p text:style-name="P2"><text:span text:style-name="T4">(manag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12.9cm" svg:y="6.7cm">
          <text:p text:style-name="P2"><text:span text:style-name="T1">User model</text:span></text:p>
          <text:p text:style-name="P2"><text:span text:style-name="T2">(farmer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0.7cm" svg:x="20.3cm" svg:y="6.3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12.5cm" svg:y="6.3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12.5cm" svg:y="2.9cm">
          <text:p text:style-name="P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20.3cm" svg:y="2.9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8cm" svg:y1="4.2cm" svg:x2="17.9cm" svg:y2="4.2cm">
          <text:p/>
        </draw:line>
        <draw:line draw:style-name="gr4" draw:text-style-name="P6" draw:layer="layout" svg:x1="19.4cm" svg:y1="5.2cm" svg:x2="19.4cm" svg:y2="6.5cm">
          <text:p/>
        </draw:line>
        <draw:line draw:style-name="gr4" draw:text-style-name="P6" draw:layer="layout" svg:x1="17.8cm" svg:y1="7.5cm" svg:x2="15.7cm" svg:y2="7.5cm">
          <text:p/>
        </draw:line>
        <draw:frame draw:style-name="gr5" draw:text-style-name="P7" draw:layer="layout" svg:width="2.136cm" svg:height="0.645cm" svg:x="15.764cm" svg:y="4.4cm">
          <draw:text-box>
            <text:p><text:span text:style-name="T4">Monitoring</text:span></text:p>
          </draw:text-box>
        </draw:frame>
        <draw:frame draw:style-name="gr7" draw:text-style-name="P7" draw:layer="layout" svg:width="1.438cm" svg:height="0.645cm" svg:x="16.1cm" svg:y="7.655cm">
          <draw:text-box>
            <text:p><text:span text:style-name="T4">Policy</text:span></text:p>
          </draw:text-box>
        </draw:frame>
        <draw:line draw:style-name="gr4" draw:text-style-name="P6" draw:layer="layout" svg:x1="14.1cm" svg:y1="6.5cm" svg:x2="14.1cm" svg:y2="5.2cm">
          <text:p/>
        </draw:line>
        <draw:frame draw:style-name="gr8" draw:text-style-name="P7" draw:layer="layout" svg:width="1.653cm" svg:height="0.645cm" svg:x="12.4cm" svg:y="5.5cm">
          <draw:text-box>
            <text:p><text:span text:style-name="T4">Actions</text:span></text:p>
          </draw:text-box>
        </draw:frame>
        <draw:custom-shape draw:style-name="gr10" draw:text-style-name="P10" draw:layer="layout" svg:width="1.6cm" svg:height="1.5cm" svg:x="15.1cm" svg:y="5.1cm">
          <text:p text:style-name="P9"><text:span text:style-name="T5">Genetic </text:span></text:p>
          <text:p text:style-name="P9"><text:span text:style-name="T5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4.4cm" svg:y1="6cm" svg:x2="15.1cm" svg:y2="6cm">
          <text:p/>
        </draw:line>
        <draw:custom-shape draw:style-name="gr13" draw:text-style-name="P12" draw:layer="layout" svg:width="1.6cm" svg:height="1.5cm" svg:x="16.8cm" svg:y="5.1cm">
          <text:p text:style-name="P9"><text:span text:style-name="T5">Player</text:span></text:p>
          <text:p text:style-name="P9"><text:span text:style-name="T5">a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9cm" svg:y1="7.3cm" svg:x2="17.3cm" svg:y2="6.6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="Symmetric_20_Arrow" draw:marker-end-width="0.5cm" svg:stroke-linecap="round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oen Minderman</meta:initial-creator>
    <meta:creation-date>2021-08-26T13:34:13.484018457</meta:creation-date>
    <dc:date>2021-09-16T11:17:39.592422919</dc:date>
    <dc:creator>Jeroen Minderman</dc:creator>
    <meta:editing-duration>PT13M24S</meta:editing-duration>
    <meta:editing-cycles>3</meta:editing-cycles>
    <meta:generator>LibreOffice/6.4.7.2$Linux_X86_64 LibreOffice_project/40$Build-2</meta:generator>
    <meta:document-statistic meta:object-count="64"/>
  </office:meta>
</office:document-meta>
</file>